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Číslovaný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P18" style:parent-style-name="Číslovaný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P19" style:parent-style-name="Číslovaný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T20" style:parent-style-name="Standardnípísmoodstavce" style:family="text">
      <style:text-properties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7/2022<text:bookmark-end text:name="Text14"/></text:p>
            <text:p text:style-name="Normální">KVOP-33739/2022<text:bookmark-end text:name="Text2"/></text:p>
            <text:p text:style-name="Normální"><text:bookmark-start text:name="Text6"/>06. 06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P. D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>Sdělení o poskytnutí<text:s/>informace podle zákona č. 106/1999 Sb., o svobodném přístupu k informacím, ve znění pozdějších předpisů</text:h>
      <text:p text:style-name="Normální"/>
      <text:p text:style-name="Základnítext">Vážený pane D.,</text:p>
      <text:p text:style-name="Základnítext">dne 2. června 2022 byla do Kanceláře veřejného ochránce práv doručena Vaše žádost podle zákona o svobodném přístupu k informacím,<text:s/>kterou<text:s/><text:span text:style-name="Silné">žádáte o zaslání Sborníku stanovisek veřejného ochránce práv - Vězeňství II.</text:span></text:p>
      <text:p text:style-name="P17">Uvedenou publikaci zasílám v příloze.</text:p>
      <text:p text:style-name="P18"/>
      <text:p text:style-name="P19"/>
      <text:p text:style-name="podpis"/>
      <text:p text:style-name="podpis">JUDr. Pavel Pořízek, Ph.D.</text:p>
      <text:p text:style-name="podpis">vedoucí Kanceláře veřejného ochránce práv</text:p>
      <text:h text:style-name="Nadpis1" text:outline-level="1"/>
      <text:p text:style-name="Normální"/>
      <text:p text:style-name="Normální"><text:span text:style-name="T20">Příloh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M59L*</text:span></text:p>
        <text:p text:style-name="P12"><text:span text:style-name="T13">KVOPX00CM59L</text:span>KVOPX00CM59L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8-01T11:03:00Z</meta:creation-date>
    <dc:date>2022-08-01T11:04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85" meta:character-count="592" meta:row-count="4" meta:non-whitespace-character-count="508"/>
  </office:meta>
</office:document-meta>
</file>